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8Num2"/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4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5" style:family="paragraph" style:parent-style-name="Standard">
      <style:paragraph-properties style:text-autospace="none"/>
      <style:text-properties style:font-name="Courier New" fo:font-size="10pt" fo:language="en" fo:country="US" style:font-size-asian="10pt" style:language-asian="en" style:country-asian="US" style:font-name-complex="Courier New" style:font-size-complex="10pt"/>
    </style:style>
    <style:style style:name="P6" style:family="paragraph" style:parent-style-name="Standard">
      <style:paragraph-properties fo:margin-left="0.2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.5in" style:auto-text-indent="false" style:text-autospace="non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Courier New" fo:font-size="10pt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ff" style:font-name="Courier New" fo:font-size="10pt" style:font-size-asian="10pt" style:font-name-complex="Courier New" style:font-size-complex="10pt"/>
    </style:style>
    <style:style style:name="T4" style:family="text">
      <style:text-properties style:font-name-asian="Courier New"/>
    </style:style>
    <style:style style:name="T5" style:family="text">
      <style:text-properties officeooo:rsid="0018b5c1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-left="0.1008in" fo:padding-right="0.1008in" fo:padding-top="0.0508in" fo:padding-bottom="0.0508in" fo:border="none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min-height="0.4126in" fo:min-width="0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min-height="1.7154in" fo:min-width="0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min-height="2.4264in" fo:min-width="0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min-height="1.1236in" fo:min-width="0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>Exercise #1</text:p>
      <text:p text:style-name="Standard"/>
      <text:list xml:id="list6590758923782401121" text:style-name="WW8Num2">
        <text:list-item>
          <text:p text:style-name="P1">The name of the class described below is: <text:span text:style-name="T5">Movie</text:span></text:p>
        </text:list-item>
      </text:list>
      <text:p text:style-name="P6"/>
      <text:list xml:id="list162108236163487" text:continue-numbering="true" text:style-name="WW8Num2">
        <text:list-item>
          <text:p text:style-name="P1">Label each of the “sections” listed below:<text:line-break/>a. <text:span text:style-name="T5">private variables</text:span></text:p>
        </text:list-item>
      </text:list>
      <text:p text:style-name="P7">b. <text:span text:style-name="T5">public functions</text:span></text:p>
      <text:p text:style-name="P7">c. <text:span text:style-name="T5">class definition</text:span></text:p>
      <text:p text:style-name="P7">d. <text:span text:style-name="T5">method definition</text:span></text:p>
      <text:p text:style-name="P7">e. <text:span text:style-name="T5">function calls</text:span></text:p>
      <text:p text:style-name="P7"/>
      <text:list xml:id="list162108138393317" text:continue-numbering="true" text:style-name="WW8Num2">
        <text:list-item>
          <text:p text:style-name="P1">For the section labeled b. below, the first three are of a specific type, what type are they?: </text:p>
        </text:list-item>
      </text:list>
      <text:p text:style-name="P7">the last one is of another type, called:</text:p>
      <text:p text:style-name="Standard"/>
      <text:p text:style-name="Standard"><text:s text:c="6"/>4. <text:s/>Describe what is taking place in each line of code commented as #1 through #5.</text:p>
      <text:p text:style-name="Standard"/>
      <text:p text:style-name="P2"><text:span text:style-name="T3">#include</text:span><text:span text:style-name="T1">&lt;iostream&gt;</text:span></text:p>
      <text:p text:style-name="P4"/>
      <text:p text:style-name="P2"><text:span text:style-name="T3">using</text:span><text:span text:style-name="T1"> </text:span><text:span text:style-name="T3">namespace</text:span><text:span text:style-name="T1"> std;</text:span></text:p>
      <text:p text:style-name="P5"><draw:custom-shape text:anchor-type="char" draw:z-index="2" draw:style-name="gr2" draw:text-style-name="P10" svg:width="0.5004in" svg:height="2.0004in" svg:x="4.1252in" svg:y="0.128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2"><text:span text:style-name="T3">class</text:span><text:span text:style-name="T1"> Movie</text:span></text:p>
      <text:p text:style-name="P4"><text:span text:style-name="T4"><text:s/></text:span>{</text:p>
      <text:p text:style-name="P2"><draw:custom-shape text:anchor-type="char" draw:z-index="0" draw:style-name="gr1" draw:text-style-name="P10" svg:width="0.2504in" svg:height="0.6252in" svg:x="1.75in" svg:y="0.0311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2"> <text:s/></text:span><text:span text:style-name="T3">private</text:span><text:span text:style-name="T1">:</text:span></text:p>
      <text:p text:style-name="P2"><draw:frame draw:style-name="fr1" draw:name="Frame1" text:anchor-type="char" svg:x="2in" svg:y="-0.0016in" svg:width="0.3752in" svg:height="0.2772in" draw:z-index="3"><draw:text-box><text:p text:style-name="Standard">a.</text:p></draw:text-box></draw:frame><text:span text:style-name="T2"> <text:s text:c="2"/></text:span><text:span text:style-name="T3">char</text:span><text:span text:style-name="T1"> title[40];</text:span></text:p>
      <text:p text:style-name="P2"><text:span text:style-name="T2"><text:s text:c="3"/></text:span><text:span text:style-name="T3">int</text:span><text:span text:style-name="T1"> year;</text:span></text:p>
      <text:p text:style-name="P2"><draw:frame draw:style-name="fr1" draw:name="Frame2" text:anchor-type="char" svg:x="4.75in" svg:y="0.0591in" svg:width="0.3752in" svg:height="0.3752in" draw:z-index="5"><draw:text-box><text:p text:style-name="Standard">c.</text:p></draw:text-box></draw:frame><text:span text:style-name="T2"> <text:s text:c="2"/></text:span><text:span text:style-name="T3">char</text:span><text:span text:style-name="T1"> director[20];</text:span></text:p>
      <text:p text:style-name="P2"><draw:custom-shape text:anchor-type="char" draw:z-index="1" draw:style-name="gr1" draw:text-style-name="P10" svg:width="0.3752in" svg:height="0.6252in" svg:x="3.1252in" svg:y="0.152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2"> <text:s/></text:span><text:span text:style-name="T3">public</text:span><text:span text:style-name="T1">:</text:span></text:p>
      <text:p text:style-name="P2"><draw:frame draw:style-name="fr1" draw:name="Frame3" text:anchor-type="char" svg:x="3.5in" svg:y="0.1193in" svg:width="0.3752in" svg:height="0.3752in" draw:z-index="4"><draw:text-box><text:p text:style-name="Standard">b.</text:p></draw:text-box></draw:frame><text:span text:style-name="T2"> <text:s text:c="3"/></text:span><text:span text:style-name="T3">void</text:span><text:span text:style-name="T1"> setTitle(</text:span><text:span text:style-name="T3">char</text:span><text:span text:style-name="T1"> movieTitle[]);</text:span></text:p>
      <text:p text:style-name="P2"><text:span text:style-name="T2"><text:s text:c="4"/></text:span><text:span text:style-name="T3">void</text:span><text:span text:style-name="T1"> setYear(</text:span><text:span text:style-name="T3">int</text:span><text:span text:style-name="T1"> year);</text:span></text:p>
      <text:p text:style-name="P2"><text:span text:style-name="T2"><text:s text:c="4"/></text:span><text:span text:style-name="T3">void</text:span><text:span text:style-name="T1"> setDirector(</text:span><text:span text:style-name="T3">char</text:span><text:span text:style-name="T1"> dir[]);</text:span></text:p>
      <text:p text:style-name="P2"><text:span text:style-name="T2"><text:s text:c="4"/></text:span><text:span text:style-name="T3">void</text:span><text:span text:style-name="T1"> displayMovie();</text:span></text:p>
      <text:p text:style-name="P4"><text:span text:style-name="T4"><text:s text:c="2"/></text:span>};</text:p>
      <text:p text:style-name="P5"><draw:custom-shape text:anchor-type="char" draw:z-index="6" draw:style-name="gr3" draw:text-style-name="P10" svg:width="0.6252in" svg:height="2.7504in" svg:x="7.1252in" svg:y="0.0827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2"><text:span text:style-name="T3">void</text:span><text:span text:style-name="T1"> Movie::setTitle(</text:span><text:span text:style-name="T3">char</text:span><text:span text:style-name="T1"> movieTitle[])</text:span></text:p>
      <text:p text:style-name="P4"><text:span text:style-name="T4"><text:s/></text:span>{</text:p>
      <text:p text:style-name="P4"><text:span text:style-name="T4"><text:s text:c="3"/></text:span>strcpy(title,movieTitle);</text:p>
      <text:p text:style-name="P4"><text:span text:style-name="T4"><text:s text:c="2"/></text:span>}</text:p>
      <text:p text:style-name="P2"><text:span text:style-name="T3">void</text:span><text:span text:style-name="T1"> Movie::setYear(</text:span><text:span text:style-name="T3">int</text:span><text:span text:style-name="T1"> year)</text:span></text:p>
      <text:p text:style-name="P4"><text:span text:style-name="T4"><text:s/></text:span>{</text:p>
      <text:p text:style-name="P4"><text:span text:style-name="T4"><text:s text:c="3"/></text:span>Movie::year = year;</text:p>
      <text:p text:style-name="P4"><draw:frame draw:style-name="fr1" draw:name="Frame4" text:anchor-type="char" svg:x="7.75in" svg:y="0.0244in" svg:width="0.3752in" svg:height="0.3752in" draw:z-index="7"><draw:text-box><text:p text:style-name="Standard">d.</text:p></draw:text-box></draw:frame><text:span text:style-name="T4"> </text:span>}</text:p>
      <text:p text:style-name="P2"><text:span text:style-name="T3">void</text:span><text:span text:style-name="T1"> Movie::setDirector(</text:span><text:span text:style-name="T3">char</text:span><text:span text:style-name="T1"> dir[])</text:span></text:p>
      <text:p text:style-name="P4"><text:span text:style-name="T4"><text:s/></text:span>{</text:p>
      <text:p text:style-name="P4"><text:span text:style-name="T4"><text:s text:c="3"/></text:span>strcpy(director,dir);</text:p>
      <text:p text:style-name="P4"><text:span text:style-name="T4"><text:s text:c="2"/></text:span>}</text:p>
      <text:p text:style-name="P2"><text:span text:style-name="T3">void</text:span><text:span text:style-name="T1"> Movie::displayMovie()</text:span></text:p>
      <text:p text:style-name="P4"><text:span text:style-name="T4"><text:s/></text:span>{</text:p>
      <text:p text:style-name="P2"><text:span text:style-name="T2"><text:s text:c="3"/></text:span><text:span text:style-name="T1">cout &lt;&lt; "The " &lt;&lt; year &lt;&lt; " movie named " &lt;&lt; title </text:span></text:p>
      <text:p text:style-name="P8"><text:span text:style-name="T2"><text:s text:c="2"/></text:span><text:span text:style-name="T1">&lt;&lt; " was directed by " &lt;&lt; director &lt;&lt; ”.” &lt;&lt; endl;</text:span></text:p>
      <text:p text:style-name="P4"><text:span text:style-name="T4"><text:s text:c="2"/></text:span>}</text:p>
      <text:p text:style-name="P4"/>
      <text:p text:style-name="P5"><draw:custom-shape text:anchor-type="char" draw:z-index="8" draw:style-name="gr4" draw:text-style-name="P10" svg:width="0.2504in" svg:height="1.3752in" svg:x="4.3752in" svg:y="0.1256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2"><text:span text:style-name="T3">int</text:span><text:span text:style-name="T1"> main()</text:span></text:p>
      <text:p text:style-name="P4"><text:span text:style-name="T4"><text:s text:c="2"/></text:span>{</text:p>
      <text:p text:style-name="P4"><text:span text:style-name="T4"><text:s text:c="5"/></text:span>Movie myFavoriteMovie;<text:tab/><text:tab/><text:tab/><text:tab/>// #1</text:p>
      <text:p text:style-name="P4"><draw:frame draw:style-name="fr1" draw:name="Frame5" text:anchor-type="char" svg:x="4.6252in" svg:y="-0.0035in" svg:width="0.3752in" svg:height="0.3752in" draw:z-index="9"><draw:text-box><text:p text:style-name="Standard">e.</text:p></draw:text-box></draw:frame><text:span text:style-name="T4"> <text:s text:c="4"/></text:span>myFavoriteMovie.setTitle("Wizard of Oz");<text:tab/>// #2</text:p>
      <text:p text:style-name="P4"><text:span text:style-name="T4"><text:s text:c="5"/></text:span>myFavoriteMovie.setYear(1939);<text:tab/><text:tab/><text:tab/>// #3</text:p>
      <text:p text:style-name="P4"><text:span text:style-name="T4"><text:s text:c="5"/></text:span>myFavoriteMovie.setDirector("Fleming");<text:tab/>// #4</text:p>
      <text:p text:style-name="P4"><text:span text:style-name="T4"><text:s text:c="5"/></text:span>myFavoriteMovie.displayMovie();<text:tab/><text:tab/>// #5</text:p>
      <text:p text:style-name="P4"/>
      <text:p text:style-name="P4"><text:span text:style-name="T4"><text:s text:c="5"/></text:span>return 0;</text:p>
      <text:p text:style-name="P4"><text:soft-page-break/><text:span text:style-name="T4"><text:s text:c="2"/></text:span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#1</dc:title>
    <meta:initial-creator>Julie H. Wright</meta:initial-creator>
    <meta:creation-date>2005-06-28T17:51:00</meta:creation-date>
    <dc:date>2016-07-03T16:21:07.217265373</dc:date>
    <meta:editing-cycles>8</meta:editing-cycles>
    <meta:editing-duration>PT8H11M34S</meta:editing-duration>
    <meta:document-statistic meta:table-count="0" meta:image-count="0" meta:object-count="0" meta:page-count="2" meta:paragraph-count="55" meta:word-count="183" meta:character-count="1263" meta:non-whitespace-character-count="1032"/>
    <meta:generator>LibreOffice/5.1.4.2$Linux_X86_64 LibreOffice_project/10m0$Build-2</meta:generator>
  </office:meta>
</office:document-meta>
</file>